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 6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June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19042" calcext:value-type="float">
            <text:p><text:s/>519,042 </text:p>
          </table:table-cell>
          <table:table-cell table:style-name="ce30" office:value-type="float" office:value="2144" calcext:value-type="float">
            <text:p><text:s/>2,144 </text:p>
          </table:table-cell>
          <table:table-cell table:style-name="ce30" office:value-type="float" office:value="26825" calcext:value-type="float">
            <text:p><text:s/>26,82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72294" calcext:value-type="float">
            <text:p><text:s/>472,294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721" calcext:value-type="float">
            <text:p><text:s/>721 </text:p>
          </table:table-cell>
          <table:table-cell table:style-name="ce30" office:value-type="float" office:value="15755" calcext:value-type="float">
            <text:p><text:s/>15,755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762" calcext:value-type="float">
            <text:p><text:s/>762 </text:p>
          </table:table-cell>
          <table:table-cell table:style-name="ce30" office:value-type="float" office:value="4819" calcext:value-type="float">
            <text:p><text:s/>4,819 </text:p>
          </table:table-cell>
          <table:table-cell table:style-name="ce30" office:value-type="float" office:value="4168" calcext:value-type="float">
            <text:p><text:s/>4,168 </text:p>
          </table:table-cell>
          <table:table-cell table:style-name="ce30" office:value-type="float" office:value="651" calcext:value-type="float">
            <text:p><text:s/>651 </text:p>
          </table:table-cell>
          <table:table-cell table:style-name="ce30" office:value-type="float" office:value="70" calcext:value-type="float">
            <text:p><text:s/>70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42826" calcext:value-type="float">
            <text:p><text:s/>342,826 </text:p>
          </table:table-cell>
          <table:table-cell table:style-name="ce30" office:value-type="float" office:value="1207" calcext:value-type="float">
            <text:p><text:s/>1,207 </text:p>
          </table:table-cell>
          <table:table-cell table:style-name="ce30" office:value-type="float" office:value="19839" calcext:value-type="float">
            <text:p><text:s/>19,83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306688" calcext:value-type="float">
            <text:p><text:s/>306,688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610" calcext:value-type="float">
            <text:p><text:s/>610 </text:p>
          </table:table-cell>
          <table:table-cell table:style-name="ce30" office:value-type="float" office:value="13039" calcext:value-type="float">
            <text:p><text:s/>13,039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308" calcext:value-type="float">
            <text:p><text:s/>308 </text:p>
          </table:table-cell>
          <table:table-cell table:style-name="ce30" office:value-type="float" office:value="3539" calcext:value-type="float">
            <text:p><text:s/>3,539 </text:p>
          </table:table-cell>
          <table:table-cell table:style-name="ce30" office:value-type="float" office:value="3260" calcext:value-type="float">
            <text:p><text:s/>3,260 </text:p>
          </table:table-cell>
          <table:table-cell table:style-name="ce30" office:value-type="float" office:value="279" calcext:value-type="float">
            <text:p><text:s/>279 </text:p>
          </table:table-cell>
          <table:table-cell table:style-name="ce30" office:value-type="float" office:value="51" calcext:value-type="float">
            <text:p><text:s/>51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4513" calcext:value-type="float">
            <text:p><text:s/>164,513 </text:p>
          </table:table-cell>
          <table:table-cell table:style-name="ce31" office:value-type="float" office:value="756" calcext:value-type="float">
            <text:p><text:s/>75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2811" calcext:value-type="float">
            <text:p><text:s/>152,811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505" calcext:value-type="float">
            <text:p><text:s/>505 </text:p>
          </table:table-cell>
          <table:table-cell table:style-name="ce31" office:value-type="float" office:value="9295" calcext:value-type="float">
            <text:p><text:s/>9,295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68" calcext:value-type="float">
            <text:p><text:s/>168 </text:p>
          </table:table-cell>
          <table:table-cell table:style-name="ce31" office:value-type="float" office:value="2490" calcext:value-type="float">
            <text:p><text:s/>2,490 </text:p>
          </table:table-cell>
          <table:table-cell table:style-name="ce31" office:value-type="float" office:value="2407" calcext:value-type="float">
            <text:p><text:s/>2,407 </text:p>
          </table:table-cell>
          <table:table-cell table:style-name="ce31" office:value-type="float" office:value="83" calcext:value-type="float">
            <text:p><text:s/>83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05" calcext:value-type="float">
            <text:p><text:s/>2,405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5" calcext:value-type="float">
            <text:p><text:s/>70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9975" calcext:value-type="float">
            <text:p><text:s/>29,975 </text:p>
          </table:table-cell>
          <table:table-cell table:style-name="ce31" office:value-type="float" office:value="76" calcext:value-type="float">
            <text:p><text:s/>7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108" calcext:value-type="float">
            <text:p><text:s/>28,1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948" calcext:value-type="float">
            <text:p><text:s/>9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187" calcext:value-type="float">
            <text:p><text:s/>187 </text:p>
          </table:table-cell>
          <table:table-cell table:style-name="ce31" office:value-type="float" office:value="185" calcext:value-type="float">
            <text:p><text:s/>18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086" calcext:value-type="float">
            <text:p><text:s/>4,086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7" calcext:value-type="float">
            <text:p><text:s/>2,8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2" calcext:value-type="float">
            <text:p><text:s/>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8" calcext:value-type="float">
            <text:p><text:s/>1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391" calcext:value-type="float">
            <text:p><text:s/>1,391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60" calcext:value-type="float">
            <text:p><text:s/>1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4" calcext:value-type="float">
            <text:p><text:s/>1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89" calcext:value-type="float">
            <text:p><text:s/>89 </text:p>
          </table:table-cell>
          <table:table-cell table:style-name="ce31" office:value-type="float" office:value="87" calcext:value-type="float">
            <text:p><text:s/>87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142" calcext:value-type="float">
            <text:p><text:s/>7,142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12" calcext:value-type="float">
            <text:p><text:s/>5,8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63" calcext:value-type="float">
            <text:p><text:s/>16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40" calcext:value-type="float">
            <text:p><text:s/>4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01" calcext:value-type="float">
            <text:p><text:s/>5,101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71" calcext:value-type="float">
            <text:p><text:s/>4,77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89" calcext:value-type="float">
            <text:p><text:s/>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73" calcext:value-type="float">
            <text:p><text:s/>1,67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49" calcext:value-type="float">
            <text:p><text:s/>2,04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0" calcext:value-type="float">
            <text:p><text:s/>1,7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17" calcext:value-type="float">
            <text:p><text:s/>2,11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3" calcext:value-type="float">
            <text:p><text:s/>1,7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784" calcext:value-type="float">
            <text:p><text:s/>784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80" calcext:value-type="float">
            <text:p><text:s/>6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3" calcext:value-type="float">
            <text:p><text:s/>73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435" calcext:value-type="float">
            <text:p><text:s/>13,435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7" calcext:value-type="float">
            <text:p><text:s/>4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2" calcext:value-type="float">
            <text:p><text:s/>132 </text:p>
          </table:table-cell>
          <table:table-cell table:style-name="ce31" office:value-type="float" office:value="112" calcext:value-type="float">
            <text:p><text:s/>112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16" calcext:value-type="float">
            <text:p><text:s/>12,9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6" calcext:value-type="float">
            <text:p><text:s/>12,0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13" calcext:value-type="float">
            <text:p><text:s/>41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42" calcext:value-type="float">
            <text:p><text:s/>2,542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22" calcext:value-type="float">
            <text:p><text:s/>17,022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1" calcext:value-type="float">
            <text:p><text:s/>15,8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33" calcext:value-type="float">
            <text:p><text:s/>2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327" calcext:value-type="float">
            <text:p><text:s/>6,327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490" calcext:value-type="float">
            <text:p><text:s/>4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590" calcext:value-type="float">
            <text:p><text:s/>5,5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20" calcext:value-type="float">
            <text:p><text:s/>2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4625" calcext:value-type="float">
            <text:p><text:s/>34,625 </text:p>
          </table:table-cell>
          <table:table-cell table:style-name="ce31" office:value-type="float" office:value="144" calcext:value-type="float">
            <text:p><text:s/>144 </text:p>
          </table:table-cell>
          <table:table-cell table:style-name="ce31" office:value-type="float" office:value="4626" calcext:value-type="float">
            <text:p><text:s/>4,6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822" calcext:value-type="float">
            <text:p><text:s/>28,8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944" calcext:value-type="float">
            <text:p><text:s/>9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322" calcext:value-type="float">
            <text:p><text:s/>322 </text:p>
          </table:table-cell>
          <table:table-cell table:style-name="ce31" office:value-type="float" office:value="233" calcext:value-type="float">
            <text:p><text:s/>233 </text:p>
          </table:table-cell>
          <table:table-cell table:style-name="ce31" office:value-type="float" office:value="89" calcext:value-type="float">
            <text:p><text:s/>8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69" calcext:value-type="float">
            <text:p><text:s/>15,769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531" calcext:value-type="float">
            <text:p><text:s/>18,53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686" calcext:value-type="float">
            <text:p><text:s/>14,68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82" calcext:value-type="float">
            <text:p><text:s/>1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0415" calcext:value-type="float">
            <text:p><text:s/>80,415 </text:p>
          </table:table-cell>
          <table:table-cell table:style-name="ce30" office:value-type="float" office:value="479" calcext:value-type="float">
            <text:p><text:s/>479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214" calcext:value-type="float">
            <text:p><text:s/>72,2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9" calcext:value-type="float">
            <text:p><text:s/>69 </text:p>
          </table:table-cell>
          <table:table-cell table:style-name="ce30" office:value-type="float" office:value="1185" calcext:value-type="float">
            <text:p><text:s/>1,1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36" calcext:value-type="float">
            <text:p><text:s/>236 </text:p>
          </table:table-cell>
          <table:table-cell table:style-name="ce30" office:value-type="float" office:value="610" calcext:value-type="float">
            <text:p><text:s/>610 </text:p>
          </table:table-cell>
          <table:table-cell table:style-name="ce30" office:value-type="float" office:value="436" calcext:value-type="float">
            <text:p><text:s/>436 </text:p>
          </table:table-cell>
          <table:table-cell table:style-name="ce30" office:value-type="float" office:value="174" calcext:value-type="float">
            <text:p><text:s/>174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3517" calcext:value-type="float">
            <text:p><text:s/>93,517 </text:p>
          </table:table-cell>
          <table:table-cell table:style-name="ce30" office:value-type="float" office:value="458" calcext:value-type="float">
            <text:p><text:s/>45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571" calcext:value-type="float">
            <text:p><text:s/>91,5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1484" calcext:value-type="float">
            <text:p><text:s/>1,48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8" calcext:value-type="float">
            <text:p><text:s/>218 </text:p>
          </table:table-cell>
          <table:table-cell table:style-name="ce30" office:value-type="float" office:value="660" calcext:value-type="float">
            <text:p><text:s/>660 </text:p>
          </table:table-cell>
          <table:table-cell table:style-name="ce30" office:value-type="float" office:value="462" calcext:value-type="float">
            <text:p><text:s/>462 </text:p>
          </table:table-cell>
          <table:table-cell table:style-name="ce30" office:value-type="float" office:value="198" calcext:value-type="float">
            <text:p><text:s/>198 </text:p>
          </table:table-cell>
          <table:table-cell table:number-columns-repeated="2"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84" calcext:value-type="float">
            <text:p><text:s/>2,28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21" calcext:value-type="float">
            <text:p><text:s/>1,82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47" calcext:value-type="float">
            <text:p><text:s/>4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0" calcext:value-type="float">
            <text:p><text:s/>1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835" calcext:value-type="float">
            <text:p><text:s/>1,83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9" calcext:value-type="float">
            <text:p><text:s/>4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10-08-24T09:19:45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